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5cf72" officeooo:paragraph-rsid="0005cf72"/>
    </style:style>
    <style:style style:name="P2" style:family="paragraph" style:parent-style-name="Preformatted_20_Text">
      <style:text-properties officeooo:rsid="00069364" officeooo:paragraph-rsid="00069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2 Ressourcenplanung</text:p>
      <text:p text:style-name="P1"/>
      <text:p text:style-name="P2">Zur Verfügung stehen 4 Fachinformatiker Fachrichtung Systemintegration welche das Projekt realisieren werden und 48 Stunden Arbeitszeit für das Projekt.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09-18T13:56:27.801000000</dc:date>
    <meta:editing-duration>PT17M14S</meta:editing-duration>
    <meta:editing-cycles>1</meta:editing-cycles>
    <meta:document-statistic meta:table-count="0" meta:image-count="0" meta:object-count="0" meta:page-count="1" meta:paragraph-count="2" meta:word-count="21" meta:character-count="174" meta:non-whitespace-character-count="154"/>
    <meta:generator>LibreOffice/6.3.1.2$Windows_X86_64 LibreOffice_project/b79626edf0065ac373bd1df5c28bd630b4424273</meta:generator>
  </office:meta>
</office:document-meta>
</file>